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Trebuchet MS',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9.403cm" table:align="margins"/>
    </style:style>
    <style:style style:name="Table1.A" style:family="table-column">
      <style:table-column-properties style:column-width="9.701cm" style:rel-column-width="550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fo:font-size="19pt" style:text-underline-style="solid" style:text-underline-width="auto" style:text-underline-color="font-color" fo:font-weight="bold" officeooo:paragraph-rsid="0011c11b" style:font-size-asian="19pt" style:font-weight-asian="bold" style:font-size-complex="19pt" style:font-weight-complex="bold"/>
    </style:style>
    <style:style style:name="P2" style:family="paragraph" style:parent-style-name="Standard">
      <style:text-properties fo:color="#000000" fo:font-size="11pt" style:text-underline-style="solid" style:text-underline-width="auto" style:text-underline-color="font-color" fo:font-weight="bold" style:font-size-asian="9.60000038146973pt" style:font-weight-asian="bold" style:font-size-complex="11pt" style:font-weight-complex="bold"/>
    </style:style>
    <style:style style:name="P3" style:family="paragraph" style:parent-style-name="Standard">
      <style:text-properties fo:color="#000000" fo:font-size="11pt" style:text-underline-style="solid" style:text-underline-width="auto" style:text-underline-color="font-color" fo:font-weight="bold" officeooo:paragraph-rsid="0011c11b" style:font-size-asian="9.60000038146973pt" style:font-weight-asian="bold" style:font-size-complex="11pt" style:font-weight-complex="bold"/>
    </style:style>
    <style:style style:name="P4" style:family="paragraph" style:parent-style-name="Standard">
      <style:text-properties fo:color="#000000" fo:font-size="11pt" style:text-underline-style="solid" style:text-underline-width="auto" style:text-underline-color="font-color" fo:font-weight="bold" officeooo:paragraph-rsid="00050414" style:font-size-asian="9.60000038146973pt" style:font-weight-asian="bold" style:font-size-complex="11pt" style:font-weight-complex="bold"/>
    </style:style>
    <style:style style:name="P5" style:family="paragraph" style:parent-style-name="Standard">
      <style:text-properties fo:color="#000000" fo:font-size="11pt" style:text-underline-style="solid" style:text-underline-width="auto" style:text-underline-color="font-color" fo:font-weight="bold" officeooo:paragraph-rsid="00074c60" style:font-size-asian="9.60000038146973pt" style:font-weight-asian="bold" style:font-size-complex="11pt" style:font-weight-complex="bold"/>
    </style:style>
    <style:style style:name="P6" style:family="paragraph" style:parent-style-name="Standard">
      <style:text-properties fo:color="#000000" fo:font-size="11pt" style:text-underline-style="solid" style:text-underline-width="auto" style:text-underline-color="font-color" fo:font-weight="bold" officeooo:paragraph-rsid="0009aea2" style:font-size-asian="9.60000038146973pt" style:font-weight-asian="bold" style:font-size-complex="11pt" style:font-weight-complex="bold"/>
    </style:style>
    <style:style style:name="P7" style:family="paragraph" style:parent-style-name="Standard">
      <style:text-properties fo:color="#000000" fo:font-size="11pt" style:text-underline-style="none" fo:font-weight="normal" style:font-size-asian="9.60000038146973pt" style:font-weight-asian="normal" style:font-size-complex="11pt" style:font-weight-complex="normal"/>
    </style:style>
    <style:style style:name="P8" style:family="paragraph" style:parent-style-name="Standard">
      <style:text-properties fo:color="#000000" fo:font-size="11pt" style:text-underline-style="none" fo:font-weight="normal" officeooo:paragraph-rsid="0009aea2" style:font-size-asian="9.60000038146973pt" style:font-weight-asian="normal" style:font-size-complex="11pt" style:font-weight-complex="normal"/>
    </style:style>
    <style:style style:name="P9" style:family="paragraph" style:parent-style-name="Standard">
      <style:text-properties fo:color="#000000" style:font-name="Liberation Serif" fo:font-size="11pt" style:text-underline-style="none" fo:font-weight="normal" style:font-size-asian="11pt" style:font-weight-asian="normal" style:font-size-complex="11pt" style:font-weight-complex="normal"/>
    </style:style>
    <style:style style:name="P10" style:family="paragraph" style:parent-style-name="Standard">
      <style:text-properties fo:color="#000000" style:font-name="Liberation Serif" fo:font-size="11pt" style:text-underline-style="none" fo:font-weight="normal" officeooo:paragraph-rsid="0012efe2" style:font-size-asian="11pt" style:font-weight-asian="normal" style:font-size-complex="11pt" style:font-weight-complex="normal"/>
    </style:style>
    <style:style style:name="P11" style:family="paragraph" style:parent-style-name="Standard" style:list-style-name="L4">
      <style:text-properties fo:color="#000000" style:font-name="Liberation Serif" fo:font-size="11pt" style:text-underline-style="none" fo:font-weight="normal" officeooo:paragraph-rsid="0012efe2" style:font-size-asian="11pt" style:font-weight-asian="normal" style:font-size-complex="11pt" style:font-weight-complex="normal"/>
    </style:style>
    <style:style style:name="P12" style:family="paragraph" style:parent-style-name="Standard">
      <style:text-properties fo:color="#000000" style:font-name="Liberation Serif" fo:font-size="15pt" style:text-underline-style="none" fo:font-weight="bold" style:font-size-asian="15pt" style:font-weight-asian="bold" style:font-size-complex="15pt" style:font-weight-complex="bold"/>
    </style:style>
    <style:style style:name="P13" style:family="paragraph" style:parent-style-name="Standard" style:list-style-name="L5"/>
    <style:style style:name="P14" style:family="paragraph" style:parent-style-name="Standard" style:list-style-name="L5">
      <style:text-properties officeooo:paragraph-rsid="0017a8cd"/>
    </style:style>
    <style:style style:name="P15" style:family="paragraph" style:parent-style-name="Standard">
      <style:paragraph-properties fo:break-before="page"/>
      <style:text-properties fo:color="#000000" style:font-name="Liberation Serif" fo:font-size="11pt" style:text-underline-style="none" fo:font-weight="normal" officeooo:paragraph-rsid="0012efe2" style:font-size-asian="11pt" style:font-weight-asian="normal" style:font-size-complex="11pt" style:font-weight-complex="normal"/>
    </style:style>
    <style:style style:name="P16"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7" style:family="paragraph" style:parent-style-name="Text_20_body" style:list-style-name="L1">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8" style:family="paragraph" style:parent-style-name="Text_20_body" style:list-style-name="L2">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9" style:family="paragraph" style:parent-style-name="Text_20_body" style:list-style-name="L3">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2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1pt" fo:letter-spacing="normal" fo:font-weight="bold" style:font-size-asian="11pt" style:font-weight-asian="bold" style:font-size-complex="11pt" style:font-weight-complex="bold"/>
    </style:style>
    <style:style style:name="P2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000000" style:font-name="Liberation Serif" fo:font-size="11pt" fo:letter-spacing="normal" fo:font-weight="bold" officeooo:paragraph-rsid="001433c6" style:font-size-asian="11pt" style:font-weight-asian="bold" style:font-size-complex="11pt" style:font-weight-complex="bold"/>
    </style:style>
    <style:style style:name="P22" style:family="paragraph" style:parent-style-name="Table_20_Contents">
      <style:paragraph-properties fo:text-align="center" style:justify-single-word="false"/>
      <style:text-properties fo:color="#000000" style:font-name="Liberation Serif" fo:font-size="11pt" officeooo:rsid="001433c6" officeooo:paragraph-rsid="001433c6" style:font-size-asian="11pt" style:font-size-complex="11pt"/>
    </style:style>
    <style:style style:name="P23" style:family="paragraph" style:parent-style-name="Table_20_Contents">
      <style:text-properties fo:color="#000000" style:font-name="Liberation Serif" fo:font-size="11pt" officeooo:rsid="00159c79" officeooo:paragraph-rsid="00159c79" style:font-size-asian="11pt" style:font-size-complex="11pt"/>
    </style:style>
    <style:style style:name="P24" style:family="paragraph" style:parent-style-name="Table_20_Contents">
      <style:text-properties fo:color="#000000" style:font-name="Liberation Serif" fo:font-size="11pt" officeooo:rsid="001613e8" officeooo:paragraph-rsid="001613e8" style:font-size-asian="11pt" style:font-size-complex="11pt"/>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41317" style:font-weight-asian="normal" style:font-weight-complex="normal"/>
    </style:style>
    <style:style style:name="T3" style:family="text">
      <style:text-properties style:text-underline-style="none" fo:font-weight="normal" officeooo:rsid="00050414" style:font-weight-asian="normal" style:font-weight-complex="normal"/>
    </style:style>
    <style:style style:name="T4" style:family="text">
      <style:text-properties style:text-underline-style="none" fo:font-weight="normal" officeooo:rsid="00067bcb" style:font-weight-asian="normal" style:font-weight-complex="normal"/>
    </style:style>
    <style:style style:name="T5" style:family="text">
      <style:text-properties style:text-underline-style="none" fo:font-weight="normal" officeooo:rsid="00079584" style:font-weight-asian="normal" style:font-weight-complex="normal"/>
    </style:style>
    <style:style style:name="T6" style:family="text">
      <style:text-properties style:text-underline-style="none" fo:font-weight="normal" officeooo:rsid="0009aea2" style:font-weight-asian="normal" style:font-weight-complex="normal"/>
    </style:style>
    <style:style style:name="T7" style:family="text">
      <style:text-properties style:text-underline-style="none" fo:font-weight="normal" officeooo:rsid="000b57e2" style:font-weight-asian="normal" style:font-weight-complex="normal"/>
    </style:style>
    <style:style style:name="T8" style:family="text">
      <style:text-properties style:text-underline-style="none" fo:font-weight="normal" officeooo:rsid="000be997" style:font-weight-asian="normal" style:font-weight-complex="normal"/>
    </style:style>
    <style:style style:name="T9" style:family="text">
      <style:text-properties style:text-underline-style="none" fo:font-weight="normal" officeooo:rsid="000ed90b" style:font-weight-asian="normal" style:font-weight-complex="normal"/>
    </style:style>
    <style:style style:name="T10" style:family="text">
      <style:text-properties fo:font-style="italic" style:text-underline-style="none" style:font-style-asian="italic" style:font-style-complex="italic"/>
    </style:style>
    <style:style style:name="T11" style:family="text">
      <style:text-properties fo:font-style="italic" style:text-underline-style="none" officeooo:rsid="00050414" style:font-style-asian="italic" style:font-style-complex="italic"/>
    </style:style>
    <style:style style:name="T12" style:family="text">
      <style:text-properties fo:font-style="italic" style:text-underline-style="none" officeooo:rsid="00067bcb" style:font-style-asian="italic" style:font-style-complex="italic"/>
    </style:style>
    <style:style style:name="T13" style:family="text">
      <style:text-properties fo:font-style="italic" style:text-underline-style="none" officeooo:rsid="00074c60" style:font-style-asian="italic" style:font-style-complex="italic"/>
    </style:style>
    <style:style style:name="T14" style:family="text">
      <style:text-properties fo:font-style="italic" style:text-underline-style="none" officeooo:rsid="0009aea2" style:font-style-asian="italic" style:font-style-complex="italic"/>
    </style:style>
    <style:style style:name="T15" style:family="text">
      <style:text-properties fo:font-style="italic" style:text-underline-style="none" officeooo:rsid="000b57e2" style:font-style-asian="italic" style:font-style-complex="italic"/>
    </style:style>
    <style:style style:name="T16" style:family="text">
      <style:text-properties fo:font-style="italic" style:text-underline-style="none" officeooo:rsid="000be997" style:font-style-asian="italic" style:font-style-complex="italic"/>
    </style:style>
    <style:style style:name="T17" style:family="text">
      <style:text-properties fo:font-style="italic" style:text-underline-style="none" officeooo:rsid="000d2ce1" style:font-style-asian="italic" style:font-style-complex="italic"/>
    </style:style>
    <style:style style:name="T18" style:family="text">
      <style:text-properties fo:font-style="italic" style:text-underline-style="none" fo:font-weight="normal" officeooo:rsid="00050414" style:font-style-asian="italic" style:font-weight-asian="normal" style:font-style-complex="italic" style:font-weight-complex="normal"/>
    </style:style>
    <style:style style:name="T19" style:family="text">
      <style:text-properties officeooo:rsid="0010107b"/>
    </style:style>
    <style:style style:name="T20" style:family="text">
      <style:text-properties fo:font-variant="normal" fo:text-transform="none" fo:font-size="19pt" fo:letter-spacing="normal" fo:font-style="normal" style:text-underline-style="solid" style:text-underline-width="auto" style:text-underline-color="font-color" fo:font-weight="bold" style:font-size-asian="19pt" style:font-weight-asian="bold" style:font-size-complex="19pt" style:font-weight-complex="bold"/>
    </style:style>
    <style:style style:name="T21" style:family="text">
      <style:text-properties fo:font-variant="normal" fo:text-transform="none" fo:letter-spacing="normal" fo:font-style="normal"/>
    </style:style>
    <style:style style:name="T22" style:family="text">
      <style:text-properties fo:font-variant="normal" fo:text-transform="none" fo:letter-spacing="normal" fo:font-style="normal" officeooo:rsid="0011144e"/>
    </style:style>
    <style:style style:name="T23" style:family="text">
      <style:text-properties fo:font-variant="normal" fo:text-transform="none" fo:letter-spacing="normal" fo:font-style="normal" fo:font-weight="bold" style:font-weight-asian="bold" style:font-weight-complex="bold"/>
    </style:style>
    <style:style style:name="T24" style:family="text">
      <style:text-properties fo:font-variant="normal" fo:text-transform="none" fo:letter-spacing="normal" fo:font-style="normal" officeooo:rsid="0011c11b"/>
    </style:style>
    <style:style style:name="T25" style:family="text">
      <style:text-properties fo:font-variant="normal" fo:text-transform="none" fo:letter-spacing="normal" fo:font-style="normal" fo:font-weight="normal"/>
    </style:style>
    <style:style style:name="T26" style:family="text">
      <style:text-properties fo:font-style="normal"/>
    </style:style>
    <style:style style:name="T27" style:family="text">
      <style:text-properties fo:font-style="normal" officeooo:rsid="0012efe2"/>
    </style:style>
    <style:style style:name="T28" style:family="text">
      <style:text-properties fo:color="#000000" style:font-name="Liberation Serif" fo:font-size="11pt" style:text-underline-style="none" fo:font-weight="normal" style:font-size-asian="11pt" style:font-weight-asian="normal" style:font-size-complex="11pt" style:font-weight-complex="normal"/>
    </style:style>
    <style:style style:name="T29" style:family="text">
      <style:text-properties fo:color="#000000" style:font-name="Liberation Serif" fo:font-size="11pt" style:text-underline-style="none" fo:font-weight="bold" style:font-size-asian="11pt" style:font-weight-asian="bold" style:font-size-complex="11pt" style:font-weight-complex="bold"/>
    </style:style>
    <style:style style:name="T30" style:family="text">
      <style:text-properties officeooo:rsid="001613e8"/>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EMENTS REQUIRING STORAGE:</text:p>
      <text:p text:style-name="P3"><text:span text:style-name="T2">P</text:span><text:span text:style-name="T1">rogrammer </text:span><text:span text:style-name="T2">use</text:span><text:span text:style-name="T1"> storage management </text:span><text:span text:style-name="T2">to </text:span><text:span text:style-name="T1">stora data and translated programs. </text:span><text:span text:style-name="T2">R</text:span><text:span text:style-name="T1">un-time storage management encompasses many other areas. Let us look at the major program and data elements requiring storage during program execution.</text:span></text:p>
      <text:p text:style-name="P7"/>
      <text:p text:style-name="P4"><text:span text:style-name="T11">1. </text:span><text:span text:style-name="T10">Code segments for translated user programs. </text:span><text:span text:style-name="T18">B</text:span><text:span text:style-name="T1">lock of storage in any system </text:span><text:span text:style-name="T3">is</text:span><text:span text:style-name="T1"> allocated to store the code segments representing the translated user programs, regardless of whether programs are hardware/software interpreted.</text:span></text:p>
      <text:p text:style-name="P2"><text:span text:style-name="T11">2. </text:span><text:span text:style-name="T10">System run-time programs.</text:span><text:span text:style-name="T1"> <text:s/></text:span><text:span text:style-name="T3">S</text:span><text:span text:style-name="T1">upport execution of user programs. </text:span><text:span text:style-name="T3">Like</text:span><text:span text:style-name="T1"> library routines</text:span><text:span text:style-name="T3">(</text:span><text:span text:style-name="T1">sine, cosine, or print functions</text:span><text:span text:style-name="T3">)</text:span><text:span text:style-name="T1">, to software interpreters or translators during execution. </text:span><text:span text:style-name="T3">I</text:span><text:span text:style-name="T1">ncluded routines that control run-time storage management.</text:span></text:p>
      <text:p text:style-name="P2"><text:span text:style-name="T11">3. </text:span><text:span text:style-name="T10">User-defined data structures and constants.</text:span><text:span text:style-name="T1"> Space for user data, all data structures declared in or created by user programs including constants.</text:span></text:p>
      <text:p text:style-name="P2"><text:span text:style-name="T12">4. </text:span><text:span text:style-name="T10">Subprogram return points.</text:span><text:span text:style-name="T1"> Subprograms invoked from different points in program. </text:span><text:span text:style-name="T4">So</text:span><text:span text:style-name="T1">, internally generated sequence-control information, such as subprogram return points, coroutine resume points must be allocated storage.</text:span></text:p>
      <text:p text:style-name="P5"><text:span text:style-name="T13">5. </text:span><text:span text:style-name="T10">Referencing environments.</text:span><text:span text:style-name="T1"> identifier associations during execution may require substantial space</text:span></text:p>
      <text:p text:style-name="P2"><text:span text:style-name="T13">6. </text:span><text:span text:style-name="T10">Temporaries in expression evaluation.</text:span><text:span text:style-name="T1"> </text:span><text:span text:style-name="T5">Us of</text:span><text:span text:style-name="T1"> temporary storage for the intermediate results of evaluation. </text:span><text:span text:style-name="T5">Eg</text:span><text:span text:style-name="T1">, </text:span><text:span text:style-name="T5">e</text:span><text:span text:style-name="T1">valuation of expression {x + y) x (u + v), result of first addition have to be stored in temporary while the second addition is performed.</text:span></text:p>
      <text:p text:style-name="P7">When expressions involve recursive function calls, a potentially unlimited number of temporaries may be required to store partial results at each level of recursion.</text:p>
      <text:p text:style-name="P6"><text:span text:style-name="T14">7. </text:span><text:span text:style-name="T10">Temporaries in parameter transmission.</text:span><text:span text:style-name="T1"> When a subprogram is called, list of actual parameters </text:span><text:span text:style-name="T6">is</text:span><text:span text:style-name="T1"> evaluated and resulting values stored in temporary storage until evaluation of entire list is complete.</text:span></text:p>
      <text:p text:style-name="P8">Where evaluation of one parameter may require evaluation of recursive function calls, a potentially unlimited amount of storage may be required, as in expression evaluation.</text:p>
      <text:p text:style-name="P6"><text:span text:style-name="T14">8. </text:span><text:span text:style-name="T10">Input-output buffers.</text:span><text:span text:style-name="T1"> input and output operations work </text:span><text:span text:style-name="T6">via</text:span><text:span text:style-name="T1"> buffers, which serve</text:span><text:span text:style-name="T6">ing</text:span><text:span text:style-name="T1"> temporary storage areas. </text:span><text:span text:style-name="T6">D</text:span><text:span text:style-name="T1">ata are stored between time of the physical transfer of data</text:span><text:span text:style-name="T6">(</text:span><text:span text:style-name="T1">from external storage</text:span><text:span text:style-name="T6">) <text:s/>to </text:span><text:span text:style-name="T1">program-initiated input and output operations.</text:span></text:p>
      <text:p text:style-name="P6"><text:span text:style-name="T15">9. </text:span><text:span text:style-name="T10">Miscellaneous system data.</text:span><text:span text:style-name="T1"> </text:span><text:span text:style-name="T7">E</text:span><text:span text:style-name="T1">very language implementation, storage is required for system data: tables,status information for input-output, and various miscellaneous pieces of state information (reference counts or garbage-collection bits).</text:span></text:p>
      <text:p text:style-name="P8"/>
      <text:p text:style-name="P6"><text:span text:style-name="T1">Besides the data and program elements requiring storage, various operations ma</text:span><text:span text:style-name="T8">y </text:span><text:span text:style-name="T1">require storage to be allocated or freed. </text:span></text:p>
      <text:p text:style-name="P6"><text:span text:style-name="T16">1. </text:span><text:span text:style-name="T10">Subprogram call and return operations.</text:span><text:span text:style-name="T1"> </text:span><text:span text:style-name="T8">A</text:span><text:span text:style-name="T1">llocati</text:span><text:span text:style-name="T9">ng</text:span><text:span text:style-name="T1"> storage for subprogram activation record, local referencing environment, and other data on call of a subprogram. </text:span><text:span text:style-name="T9">E</text:span><text:span text:style-name="T1">xecution of subprogram return operation requires freeing of storage allocated during the call.</text:span></text:p>
      <text:p text:style-name="P6"><text:span text:style-name="T16">2. </text:span><text:span text:style-name="T10">Data structure creation and destruction operations.</text:span><text:span text:style-name="T1"> If language provides operations, new data structures to be created at arbitrary points during program execution (rather than on subprogram entry—new in Java). The language may also provide an explicit destruction operation, C free function, which may require that storage be freed.</text:span></text:p>
      <text:p text:style-name="P6"><text:span text:style-name="T17">3. </text:span><text:span text:style-name="T10">Component insertion and deletion operations.</text:span><text:span text:style-name="T1">language provide</text:span><text:span text:style-name="T9">s</text:span><text:span text:style-name="T1"> operations </text:span><text:span text:style-name="T9">to</text:span><text:span text:style-name="T1"> insert/delete components of data </text:span><text:span text:style-name="T9">s</text:span><text:span text:style-name="T1">tructures</text:span></text:p>
      <text:p text:style-name="P8"/>
      <text:p text:style-name="P8"><text:span text:style-name="T19">T</text:span>hese operations require explicit storage management, many other operations require some hidden storage management to take place. allocation and freeing of temporary storage for housekeeping purposes (e.g., during expression evaluation and parameter transmission).</text:p>
      <text:p text:style-name="P7"/>
      <text:p text:style-name="P10"><text:span text:style-name="T20"/></text:p>
      <text:p text:style-name="P15"><text:span text:style-name="T20">Programmer And System Controlled Storage Management :-</text:span><text:line-break/><text:span text:style-name="T21">C allows extensive programmer controlled over storage via malloc and free, which allocate and free storage for programmer defined data structures </text:span><text:span text:style-name="T22">and many high level languages allow the programmer no direct control; </text:span><text:span text:style-name="T21">. However there are many languages which doesn't provide the features and they are system controlled storage management.</text:span><text:line-break/><text:span text:style-name="T23">-&gt; Advantages of programmer controlled storage management :-</text:span></text:p>
      <text:list xml:id="list1227409096" text:style-name="L4">
        <text:list-item>
          <text:p text:style-name="P11"><text:span text:style-name="T21">A programmer whenever required i.e can determine at what point exactly the storage is required.</text:span></text:p>
        </text:list-item>
        <text:list-item>
          <text:p text:style-name="P11"><text:span text:style-name="T24">U</text:span><text:span text:style-name="T21">se allocation and deallocation at better efficiency.</text:span></text:p>
        </text:list-item>
      </text:list>
      <text:p text:style-name="P10"><text:span text:style-name="T23">-&gt; Disadvantage of programmer controlled storage management :-</text:span></text:p>
      <text:list xml:id="list2204996370" text:style-name="L1">
        <text:list-item>
          <text:p text:style-name="P17">Burden on programmer and may interfere with necessary system control.</text:p>
        </text:list-item>
        <text:list-item>
          <text:p text:style-name="P17">May lead to subtle errors or loss of access to available storage.</text:p>
        </text:list-item>
        <text:list-item>
          <text:p text:style-name="P17">May interfere with system-controlled storage management.</text:p>
        </text:list-item>
      </text:list>
      <text:p text:style-name="P20"><text:span text:style-name="T26">-</text:span><text:span text:style-name="T27">&gt; </text:span><text:span text:style-name="T26">Advantage of system controlled storage management :-</text:span></text:p>
      <text:list xml:id="list965405139" text:style-name="L2">
        <text:list-item>
          <text:p text:style-name="P18">Reuse of some location for different data structures.</text:p>
        </text:list-item>
        <text:list-item>
          <text:p text:style-name="P18">Not have to specify maximum data structure size.</text:p>
        </text:list-item>
        <text:list-item>
          <text:p text:style-name="P18">Reduce burden.</text:p>
        </text:list-item>
        <text:list-item>
          <text:p text:style-name="P18">Garbage is automatic.</text:p>
        </text:list-item>
      </text:list>
      <text:p text:style-name="P16"><text:span text:style-name="T26"/></text:p>
      <table:table table:name="Table1" table:style-name="Table1">
        <table:table-column table:style-name="Table1.A" table:number-columns-repeated="2"/>
        <table:table-row>
          <table:table-cell table:style-name="Table1.A1" office:value-type="string">
            <text:p text:style-name="P21"><text:span text:style-name="T26">Programmer controlled storage management</text:span></text:p>
          </table:table-cell>
          <table:table-cell table:style-name="Table1.B1" office:value-type="string">
            <text:p text:style-name="P22">S<text:span text:style-name="T23">ystem controlled storage management</text:span></text:p>
          </table:table-cell>
        </table:table-row>
        <table:table-row>
          <table:table-cell table:style-name="Table1.A2" office:value-type="string">
            <text:p text:style-name="P23">1. <text:span text:style-name="T25">programmer has explicitly control on storage. Eg, C laguage =&gt; Malloc and free functions</text:span></text:p>
          </table:table-cell>
          <table:table-cell table:style-name="Table1.B2" office:value-type="string">
            <text:p text:style-name="P23">1. <text:s/>System<text:span text:style-name="T25"> implicitly has control over storage. Eg python, java, High Level Languge.</text:span></text:p>
          </table:table-cell>
        </table:table-row>
        <table:table-row>
          <table:table-cell table:style-name="Table1.A2" office:value-type="string">
            <text:p text:style-name="P23">2. <text:span text:style-name="T30">Places extra burden on over programmer</text:span></text:p>
          </table:table-cell>
          <table:table-cell table:style-name="Table1.B2" office:value-type="string">
            <text:p text:style-name="P24">2. No such burden over programmer </text:p>
          </table:table-cell>
        </table:table-row>
        <table:table-row>
          <table:table-cell table:style-name="Table1.A2" office:value-type="string">
            <text:p text:style-name="P24">3. <text:span text:style-name="T25">Programmer controlled language is more prone to errors or loss of access over storage may occur.</text:span></text:p>
          </table:table-cell>
          <table:table-cell table:style-name="Table1.B2" office:value-type="string">
            <text:p text:style-name="P24">3. No such problem.</text:p>
          </table:table-cell>
        </table:table-row>
        <table:table-row>
          <table:table-cell table:style-name="Table1.A2" office:value-type="string">
            <text:p text:style-name="P24">4. <text:span text:style-name="T25">A programmer may interface with necessary system controlled management.<text:tab/></text:span></text:p>
          </table:table-cell>
          <table:table-cell table:style-name="Table1.B2" office:value-type="string">
            <text:p text:style-name="P24">4. No such interference of programmer is allowed.</text:p>
          </table:table-cell>
        </table:table-row>
        <table:table-row>
          <table:table-cell table:style-name="Table1.A2" office:value-type="string">
            <text:p text:style-name="P24">5. <text:span text:style-name="T25">A programmer knows quite precisely when a particular Structure is needed or when it is no longer needed and may be free.</text:span></text:p>
          </table:table-cell>
          <table:table-cell table:style-name="Table1.B2" office:value-type="string">
            <text:p text:style-name="P24">5. Its difficiult for a system to determine when storage may be most efficiently allocated and freed.</text:p>
          </table:table-cell>
        </table:table-row>
      </table:table>
      <text:p text:style-name="P9"/>
      <text:p text:style-name="P12">Storage-Management Phases:</text:p>
      <text:p text:style-name="P9">It is convenient to identify three basic aspects of storage management:</text:p>
      <text:list xml:id="list2406926207" text:style-name="L5">
        <text:list-item>
          <text:p text:style-name="P13"><text:span text:style-name="T29">Initial allocation.</text:span><text:span text:style-name="T28"> At the start of execution, each piece of storage may either be allocated for some use or free. If free initially, it is available for allocation dynamically as execution proceeds. Any storage-management system requires some technique for keeping track of free storage as well as mechanisms for allocation of free storage as the need arises during execution.</text:span></text:p>
        </text:list-item>
        <text:list-item>
          <text:p text:style-name="P14"><text:span text:style-name="T29">Recovery</text:span><text:span text:style-name="T28">. Storage that has been allocated and used, and that subsequently becomes available, must be recovered by the storage manager for reuse. Recovery may be very simple, as in the repositioning of a stack pointer, or very complex, asin garbage collection. </text:span></text:p>
        </text:list-item>
        <text:list-item>
          <text:p text:style-name="P14"><text:span text:style-name="T29">Compaction and reuse.</text:span><text:span text:style-name="T28"> Storage recovered may be immediately ready for reuse or compaction may be necessary to construct large blocks of free storage from small pieces. Reuse of storage ordinarily involves the same mechanisms as initial allocation.</text:span></text:p>
        </text:list-item>
      </text:list>
      <text:p text:style-name="P9">Many different storage-management techniques are known and in use in language</text:p>
      <text:p text:style-name="P9">implementations. It is impossible to survey them all, but a relative handful suffice</text:p>
      <text:p text:style-name="P9">to represent the basic approaches. Most techniques are variants of one of these basic</text:p>
      <text:p text:style-name="P9">metho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Trebuchet MS',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05cm" fo:margin-right="0.69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8T02:33:55.522271795</meta:creation-date>
    <dc:date>2019-05-08T13:50:56.874930648</dc:date>
    <meta:editing-duration>PT1H12S</meta:editing-duration>
    <meta:editing-cycles>19</meta:editing-cycles>
    <meta:generator>LibreOffice/6.0.7.3$Linux_X86_64 LibreOffice_project/00m0$Build-3</meta:generator>
    <meta:document-statistic meta:table-count="1" meta:image-count="0" meta:object-count="0" meta:page-count="2" meta:paragraph-count="51" meta:word-count="974" meta:character-count="6654" meta:non-whitespace-character-count="5737"/>
  </office:meta>
</office:document-meta>
</file>